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555in"/>
    </style:style>
    <style:style style:name="co2" style:family="table-column">
      <style:table-column-properties fo:break-before="auto" style:column-width="1.2409in"/>
    </style:style>
    <style:style style:name="co3" style:family="table-column">
      <style:table-column-properties fo:break-before="auto" style:column-width="1.1583in"/>
    </style:style>
    <style:style style:name="co4" style:family="table-column">
      <style:table-column-properties fo:break-before="auto" style:column-width="0.9937in"/>
    </style:style>
    <style:style style:name="co5" style:family="table-column">
      <style:table-column-properties fo:break-before="auto" style:column-width="1.2307in"/>
    </style:style>
    <style:style style:name="co6" style:family="table-column">
      <style:table-column-properties fo:break-before="auto" style:column-width="1.0866in"/>
    </style:style>
    <style:style style:name="co7" style:family="table-column">
      <style:table-column-properties fo:break-before="auto" style:column-width="1.4681in"/>
    </style:style>
    <style:style style:name="co8" style:family="table-column">
      <style:table-column-properties fo:break-before="auto" style:column-width="1.1173in"/>
    </style:style>
    <style:style style:name="co9" style:family="table-column">
      <style:table-column-properties fo:break-before="auto" style:column-width="1.0252in"/>
    </style:style>
    <style:style style:name="co10" style:family="table-column">
      <style:table-column-properties fo:break-before="auto" style:column-width="1.272in"/>
    </style:style>
    <style:style style:name="co11" style:family="table-column">
      <style:table-column-properties fo:break-before="auto" style:column-width="1.3752in"/>
    </style:style>
    <style:style style:name="co12" style:family="table-column">
      <style:table-column-properties fo:break-before="auto" style:column-width="1.1327in"/>
    </style:style>
    <style:style style:name="co13" style:family="table-column">
      <style:table-column-properties fo:break-before="auto" style:column-width="1.147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3154in"/>
    </style:style>
    <style:style style:name="co16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3854in"/>
    </style:style>
    <style:style style:name="co18" style:family="table-column">
      <style:table-column-properties fo:break-before="auto" style:column-width="2.0756in"/>
    </style:style>
    <style:style style:name="co19" style:family="table-column">
      <style:table-column-properties fo:break-before="auto" style:column-width="0.8398in"/>
    </style:style>
    <style:style style:name="co20" style:family="table-column">
      <style:table-column-properties fo:break-before="auto" style:column-width="1.2126in"/>
    </style:style>
    <style:style style:name="co21" style:family="table-column">
      <style:table-column-properties fo:break-before="auto" style:column-width="2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number:time-style style:name="N65">
      <number:minutes number:style="long"/>
      <number:text>:</number:text>
      <number:seconds number:style="long" number:decimal-places="2"/>
    </number:time-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afd095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none" fo:background-color="#729fcf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" style:family="table-cell" style:parent-style-name="Default">
      <style:table-cell-properties fo:border-bottom="0.74pt solid #000000" fo:background-color="#afd095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22" style:family="table-cell" style:parent-style-name="Default">
      <style:table-cell-properties style:text-align-source="fix" style:repeat-content="false" fo:wrap-option="no-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fo:border-bottom="none" fo:background-color="#ffe994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24" style:family="table-cell" style:parent-style-name="Default">
      <style:table-cell-properties fo:border-bottom="none" fo:background-color="#ff0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15" style:family="table-cell" style:parent-style-name="Default">
      <style:table-cell-properties fo:border-bottom="0.74pt solid #000000" fo:background-color="#ffe994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26" style:family="table-cell" style:parent-style-name="Default">
      <style:table-cell-properties fo:border-bottom="none" fo:background-color="#729fcf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27" style:family="table-cell" style:parent-style-name="Default">
      <style:table-cell-properties fo:border-bottom="none" fo:background-color="#ffb66c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28" style:family="table-cell" style:parent-style-name="Default" style:data-style-name="N11">
      <style:table-cell-properties fo:border-bottom="none" fo:background-color="#ff0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47" style:family="table-cell" style:parent-style-name="Default">
      <style:table-cell-properties fo:border-bottom="0.74pt solid #000000" fo:background-color="#729fcf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29" style:family="table-cell" style:parent-style-name="Default">
      <style:table-cell-properties fo:border-bottom="none" fo:background-color="#afd095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53" style:family="table-cell" style:parent-style-name="Default">
      <style:table-cell-properties fo:border-bottom="none" fo:background-color="#ff4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54" style:family="table-cell" style:parent-style-name="Default">
      <style:table-cell-properties fo:border-bottom="none" fo:background-color="#ff4000" style:text-align-source="fix" style:repeat-content="false" fo:wrap-option="no-wrap" fo:border-left="0.74pt solid #000000" fo:border-right="0.74pt solid #000000" fo:border-top="none"/>
      <style:paragraph-properties fo:text-align="center" fo:margin-left="0in"/>
      <style:text-properties style:font-name="Liberation Sans" style:font-name-asian="DejaVu Sans" style:font-name-complex="DejaVu Sans"/>
    </style:style>
    <style:style style:name="ce34" style:family="table-cell" style:parent-style-name="Default">
      <style:table-cell-properties fo:border-bottom="none" fo:background-color="#ffe994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35" style:family="table-cell" style:parent-style-name="Default">
      <style:table-cell-properties fo:border-bottom="none" fo:background-color="#ff8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7" style:family="table-cell" style:parent-style-name="Default">
      <style:table-cell-properties fo:border-bottom="none" fo:background-color="#ff4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5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none"/>
      <style:paragraph-properties fo:text-align="center" fo:margin-left="0in"/>
    </style:style>
    <style:style style:name="ce38" style:family="table-cell" style:parent-style-name="Default">
      <style:table-cell-properties fo:border-bottom="none" fo:background-color="#ff8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63" style:family="table-cell" style:parent-style-name="Default" style:data-style-name="N11">
      <style:table-cell-properties fo:border-bottom="none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64" style:family="table-cell" style:parent-style-name="Default" style:data-style-name="N11">
      <style:table-cell-properties fo:border-bottom="0.74pt solid #000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68" style:family="table-cell" style:parent-style-name="Default" style:data-style-name="N65">
      <style:table-cell-properties fo:border-bottom="none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69" style:family="table-cell" style:parent-style-name="Default" style:data-style-name="N65">
      <style:table-cell-properties fo:border-bottom="0.74pt solid #000000" style:text-align-source="fix" style:repeat-content="false" fo:wrap-option="no-wrap" fo:border-left="0.74pt solid #000000" fo:border-right="0.74pt solid #000000" fo:border-top="none"/>
      <style:paragraph-properties fo:text-align="center" fo:margin-left="0in"/>
    </style:style>
    <style:style style:name="ce71" style:family="table-cell" style:parent-style-name="Default" style:data-style-name="N11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72" style:family="table-cell" style:parent-style-name="Default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73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96" style:family="table-cell" style:parent-style-name="Default">
      <style:table-cell-properties fo:border="none"/>
    </style:style>
    <style:style style:name="ce75" style:family="table-cell" style:parent-style-name="Default" style:data-style-name="N64">
      <style:table-cell-properties fo:border-bottom="none" style:text-align-source="fix" style:repeat-content="false" fo:border-left="0.74pt solid #000000" fo:border-right="0.74pt solid #000000" fo:border-top="none"/>
      <style:paragraph-properties fo:text-align="center" fo:margin-left="0in"/>
    </style:style>
    <style:style style:name="ce98" style:family="table-cell" style:parent-style-name="Default" style:data-style-name="N11">
      <style:table-cell-properties fo:wrap-option="no-wrap" fo:border="none"/>
    </style:style>
    <style:style style:name="ce66" style:family="table-cell" style:parent-style-name="Default">
      <style:table-cell-properties fo:background-color="#afd095" style:text-align-source="fix" style:repeat-content="false" fo:border="none"/>
      <style:paragraph-properties fo:text-align="center" fo:margin-left="0in"/>
    </style:style>
    <style:style style:name="ce67" style:family="table-cell" style:parent-style-name="Default">
      <style:table-cell-properties fo:background-color="#729fcf" style:text-align-source="fix" style:repeat-content="false" fo:border="none"/>
      <style:paragraph-properties fo:text-align="center" fo:margin-left="0in"/>
    </style:style>
    <style:style style:name="ce70" style:family="table-cell" style:parent-style-name="Default">
      <style:table-cell-properties fo:background-color="#afd095" style:text-align-source="fix" style:repeat-content="false" fo:wrap-option="no-wrap" fo:border="none"/>
      <style:paragraph-properties fo:text-align="center" fo:margin-left="0in"/>
    </style:style>
    <style:style style:name="ce74" style:family="table-cell" style:parent-style-name="Default">
      <style:table-cell-properties fo:background-color="#729fcf" style:text-align-source="fix" style:repeat-content="false" fo:wrap-option="no-wrap" fo:border="none"/>
      <style:paragraph-properties fo:text-align="center" fo:margin-left="0in"/>
    </style:style>
    <style:style style:name="ce76" style:family="table-cell" style:parent-style-name="Default">
      <style:table-cell-properties fo:background-color="#ffe994" style:text-align-source="fix" style:repeat-content="false" fo:wrap-option="no-wrap" fo:border="none"/>
      <style:paragraph-properties fo:text-align="center" fo:margin-left="0in"/>
    </style:style>
    <style:style style:name="ce81" style:family="table-cell" style:parent-style-name="Default">
      <style:table-cell-properties fo:background-color="#ffb66c" style:text-align-source="fix" style:repeat-content="false" fo:wrap-option="no-wrap" fo:border="none"/>
      <style:paragraph-properties fo:text-align="center" fo:margin-left="0in"/>
    </style:style>
    <style:style style:name="ce82" style:family="table-cell" style:parent-style-name="Default">
      <style:table-cell-properties fo:background-color="#ff8000" style:text-align-source="fix" style:repeat-content="false" fo:border="none"/>
      <style:paragraph-properties fo:text-align="center" fo:margin-left="0in"/>
    </style:style>
    <style:style style:name="ce83" style:family="table-cell" style:parent-style-name="Default">
      <style:table-cell-properties fo:background-color="#ffe994" style:text-align-source="fix" style:repeat-content="false" fo:border="none"/>
      <style:paragraph-properties fo:text-align="center" fo:margin-left="0in"/>
    </style:style>
    <style:style style:name="ce84" style:family="table-cell" style:parent-style-name="Default">
      <style:table-cell-properties fo:background-color="#ff8000" style:text-align-source="fix" style:repeat-content="false" fo:wrap-option="no-wrap" fo:border="none"/>
      <style:paragraph-properties fo:text-align="center" fo:margin-left="0in"/>
    </style:style>
    <style:style style:name="ce85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90" style:family="table-cell" style:parent-style-name="Default" style:data-style-name="N11">
      <style:table-cell-properties style:text-align-source="fix" style:repeat-content="false" fo:wrap-option="no-wrap" fo:border="none"/>
      <style:paragraph-properties fo:text-align="center" fo:margin-left="0in"/>
    </style:style>
    <style:style style:name="ce91" style:family="table-cell" style:parent-style-name="Default" style:data-style-name="N65">
      <style:table-cell-properties style:text-align-source="fix" style:repeat-content="false" fo:wrap-option="no-wrap" fo:border="none"/>
      <style:paragraph-properties fo:text-align="center" fo:margin-left="0in"/>
    </style:style>
    <style:style style:name="ce92" style:family="table-cell" style:parent-style-name="Default" style:data-style-name="N11">
      <style:table-cell-properties fo:border="none"/>
    </style:style>
    <style:style style:name="ce93" style:family="table-cell" style:parent-style-name="Default" style:data-style-name="N65">
      <style:table-cell-properties style:text-align-source="fix" style:repeat-content="false" fo:wrap-option="no-wrap" fo:border="none"/>
      <style:paragraph-properties fo:text-align="center" fo:margin-left="0in"/>
    </style:style>
    <style:style style:name="ce80" style:family="table-cell" style:parent-style-name="Default" style:data-style-name="N11">
      <style:table-cell-properties style:text-align-source="fix" style:repeat-content="false" fo:wrap-option="no-wrap" fo:border="none"/>
      <style:paragraph-properties fo:text-align="center" fo:margin-left="0in"/>
    </style:style>
    <style:style style:name="ce86" style:family="table-cell" style:parent-style-name="Default" style:data-style-name="N11">
      <style:table-cell-properties style:text-align-source="fix" style:repeat-content="false" fo:border="none"/>
      <style:paragraph-properties fo:text-align="center" fo:margin-left="0in"/>
    </style:style>
    <style:style style:name="ce87" style:family="table-cell" style:parent-style-name="Default" style:data-style-name="N65">
      <style:table-cell-properties style:text-align-source="fix" style:repeat-content="false" fo:wrap-option="no-wrap" fo:border="none"/>
      <style:paragraph-properties fo:text-align="center" fo:margin-left="0in"/>
    </style:style>
    <style:style style:name="ce88" style:family="table-cell" style:parent-style-name="Default" style:data-style-name="N11">
      <style:table-cell-properties fo:border="none"/>
    </style:style>
    <style:style style:name="ce89" style:family="table-cell" style:parent-style-name="Default" style:data-style-name="N65">
      <style:table-cell-properties style:text-align-source="fix" style:repeat-content="false" fo:wrap-option="no-wrap" fo:border="non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63"/>
        <table:table-column table:style-name="co9" table:default-cell-style-name="ce68"/>
        <table:table-column table:style-name="co10" table:default-cell-style-name="Default"/>
        <table:table-column table:style-name="co11" table:default-cell-style-name="ce68"/>
        <table:table-column table:style-name="co12" table:default-cell-style-name="ce72"/>
        <table:table-column table:style-name="co13" table:default-cell-style-name="ce72"/>
        <table:table-column table:style-name="co14" table:default-cell-style-name="ce72"/>
        <table:table-column table:style-name="co15" table:default-cell-style-name="ce72"/>
        <table:table-column table:style-name="co16" table:default-cell-style-name="Default"/>
        <table:table-row table:style-name="ro1">
          <table:table-cell table:style-name="ce9" table:number-columns-repeated="11"/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crossover prob</text:p>
          </table:table-cell>
          <table:table-cell table:style-name="ce22" office:value-type="string" calcext:value-type="string">
            <text:p>mutation type</text:p>
          </table:table-cell>
          <table:table-cell table:style-name="ce22" office:value-type="string" calcext:value-type="string">
            <text:p>prob</text:p>
          </table:table-cell>
          <table:table-cell table:style-name="ce22" office:value-type="string" calcext:value-type="string">
            <text:p>crossover</text:p>
          </table:table-cell>
          <table:table-cell table:style-name="ce22" office:value-type="string" calcext:value-type="string">
            <text:p>parent selection</text:p>
          </table:table-cell>
          <table:table-cell table:style-name="ce22" office:value-type="string" calcext:value-type="string">
            <text:p>population</text:p>
          </table:table-cell>
          <table:table-cell table:style-name="ce22" office:value-type="string" calcext:value-type="string">
            <text:p>population type</text:p>
          </table:table-cell>
          <table:table-cell table:style-name="ce22" office:value-type="string" calcext:value-type="string">
            <text:p>Acc / 100 @10</text:p>
          </table:table-cell>
          <table:table-cell table:style-name="ce22" office:value-type="string" calcext:value-type="string">
            <text:p>Time / 100 @10</text:p>
          </table:table-cell>
          <table:table-cell table:style-name="ce22" office:value-type="string" calcext:value-type="string">
            <text:p>Acc / 100 @20</text:p>
          </table:table-cell>
          <table:table-cell table:style-name="ce22" office:value-type="string" calcext:value-type="string">
            <text:p>Time / 100 @20</text:p>
          </table:table-cell>
          <table:table-cell table:style-name="ce22" office:value-type="string" calcext:value-type="string">
            <text:p>Acc / 500 @10</text:p>
          </table:table-cell>
          <table:table-cell table:style-name="ce22" office:value-type="string" calcext:value-type="string">
            <text:p>Time / 500 @10</text:p>
          </table:table-cell>
          <table:table-cell table:style-name="ce22" office:value-type="string" calcext:value-type="string">
            <text:p>Acc / 1000 @10</text:p>
          </table:table-cell>
          <table:table-cell table:style-name="ce22" office:value-type="string" calcext:value-type="string">
            <text:p>Time / 1000 @10</text:p>
          </table:table-cell>
          <table:table-cell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6" office:value-type="string" calcext:value-type="string">
            <text:p>25%, 5%</text:p>
          </table:table-cell>
          <table:table-cell table:style-name="ce26" office:value-type="string" calcext:value-type="string">
            <text:p>uniform</text:p>
          </table:table-cell>
          <table:table-cell table:style-name="ce23" office:value-type="string" calcext:value-type="string">
            <text:p>steady selection</text:p>
          </table:table-cell>
          <table:table-cell table:style-name="ce34" office:value-type="string" calcext:value-type="string">
            <text:p>41, 74</text:p>
          </table:table-cell>
          <table:table-cell table:style-name="ce23" office:value-type="string" calcext:value-type="string">
            <text:p>first fit ascending</text:p>
          </table:table-cell>
          <table:table-cell office:value-type="percentage" office:value="0.86" calcext:value-type="percentage">
            <text:p>86.00%</text:p>
          </table:table-cell>
          <table:table-cell office:value-type="time" office:time-value="PT00H06M00S" calcext:value-type="time">
            <text:p>06:00.00</text:p>
          </table:table-cell>
          <table:table-cell table:style-name="ce63" office:value-type="percentage" office:value="0.7" calcext:value-type="percentage">
            <text:p>70.00%</text:p>
          </table:table-cell>
          <table:table-cell office:value-type="time" office:time-value="PT00H10M54S" calcext:value-type="time">
            <text:p>10:54.00</text:p>
          </table:table-cell>
          <table:table-cell table:style-name="ce71" office:value-type="percentage" office:value="0.818" calcext:value-type="percentage">
            <text:p>81.80%</text:p>
          </table:table-cell>
          <table:table-cell table:style-name="ce75" office:value-type="time" office:time-value="PT26H48M00S" calcext:value-type="time">
            <text:p>26:48:00</text:p>
          </table:table-cell>
          <table:table-cell table:style-name="ce71" office:value-type="percentage" office:value="0.82" calcext:value-type="percentage">
            <text:p>82.00%</text:p>
          </table:table-cell>
          <table:table-cell table:style-name="ce75" office:value-type="time" office:time-value="PT54H22M00S" calcext:value-type="time">
            <text:p>54:22:00</text:p>
          </table:table-cell>
          <table:table-cell office:value-type="string" calcext:value-type="string">
            <text:p>**saturate_7</text:p>
          </table:table-cell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7" office:value-type="string" calcext:value-type="string">
            <text:p>0.25, 0.05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34" office:value-type="string" calcext:value-type="string">
            <text:p>41, 74</text:p>
          </table:table-cell>
          <table:table-cell table:style-name="ce23" office:value-type="string" calcext:value-type="string">
            <text:p>first fit ascending</text:p>
          </table:table-cell>
          <table:table-cell office:value-type="percentage" office:value="0.78" calcext:value-type="percentage">
            <text:p>78.00%</text:p>
          </table:table-cell>
          <table:table-cell office:value-type="time" office:time-value="PT00H07M24S" calcext:value-type="time">
            <text:p>07:24.00</text:p>
          </table:table-cell>
          <table:table-cell table:style-name="ce63" office:value-type="percentage" office:value="0.76" calcext:value-type="percentage">
            <text:p>76.00%</text:p>
          </table:table-cell>
          <table:table-cell office:value-type="time" office:time-value="PT00H14M56S" calcext:value-type="time">
            <text:p>14:56.00</text:p>
          </table:table-cell>
          <table:table-cell table:number-columns-repeated="4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6" office:value-type="string" calcext:value-type="string">
            <text:p>25%, 5%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35" office:value-type="string" calcext:value-type="string">
            <text:p>37, 71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7M46S" calcext:value-type="time">
            <text:p>07:46.00</text:p>
          </table:table-cell>
          <table:table-cell table:style-name="ce63" office:value-type="percentage" office:value="0.5699" calcext:value-type="percentage">
            <text:p>56.99%</text:p>
          </table:table-cell>
          <table:table-cell office:value-type="time" office:time-value="PT00H12M37S" calcext:value-type="time">
            <text:p>12:37.00</text:p>
          </table:table-cell>
          <table:table-cell table:number-columns-repeated="4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7" office:value-type="string" calcext:value-type="string">
            <text:p>0.25, 0.05</text:p>
          </table:table-cell>
          <table:table-cell table:style-name="ce26" office:value-type="string" calcext:value-type="string">
            <text:p>uniform</text:p>
          </table:table-cell>
          <table:table-cell table:style-name="ce23" office:value-type="string" calcext:value-type="string">
            <text:p>steady selection</text:p>
          </table:table-cell>
          <table:table-cell table:style-name="ce34" office:value-type="string" calcext:value-type="string">
            <text:p>41, 74</text:p>
          </table:table-cell>
          <table:table-cell table:style-name="ce23" office:value-type="string" calcext:value-type="string">
            <text:p>first fit ascending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7M28S" calcext:value-type="time">
            <text:p>07:28.00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6" office:value-type="string" calcext:value-type="string">
            <text:p>25%, 5%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34" office:value-type="string" calcext:value-type="string">
            <text:p>41, 74</text:p>
          </table:table-cell>
          <table:table-cell table:style-name="ce23" office:value-type="string" calcext:value-type="string">
            <text:p>first fit ascending</text:p>
          </table:table-cell>
          <table:table-cell office:value-type="percentage" office:value="0.76" calcext:value-type="percentage">
            <text:p>76.00%</text:p>
          </table:table-cell>
          <table:table-cell office:value-type="time" office:time-value="PT00H07M36S" calcext:value-type="time">
            <text:p>07:36.00</text:p>
          </table:table-cell>
          <table:table-cell table:style-name="ce63" office:value-type="percentage" office:value="0.7" calcext:value-type="percentage">
            <text:p>70.00%</text:p>
          </table:table-cell>
          <table:table-cell office:value-type="time" office:time-value="PT00H13M21S" calcext:value-type="time">
            <text:p>13:21.00</text:p>
          </table:table-cell>
          <table:table-cell table:number-columns-repeated="4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34" office:value-type="string" calcext:value-type="string">
            <text:p>41, 74</text:p>
          </table:table-cell>
          <table:table-cell table:style-name="ce23" office:value-type="string" calcext:value-type="string">
            <text:p>first fit ascending</text:p>
          </table:table-cell>
          <table:table-cell office:value-type="percentage" office:value="0.74" calcext:value-type="percentage">
            <text:p>74.00%</text:p>
          </table:table-cell>
          <table:table-cell office:value-type="time" office:time-value="PT00H06M51S" calcext:value-type="time">
            <text:p>06:51.00</text:p>
          </table:table-cell>
          <table:table-cell table:style-name="ce63" office:value-type="percentage" office:value="0.71" calcext:value-type="percentage">
            <text:p>71.00%</text:p>
          </table:table-cell>
          <table:table-cell office:value-type="time" office:time-value="PT00H10M54S" calcext:value-type="time">
            <text:p>10:54.00</text:p>
          </table:table-cell>
          <table:table-cell table:number-columns-repeated="4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6" office:value-type="string" calcext:value-type="string">
            <text:p>25%, 5%</text:p>
          </table:table-cell>
          <table:table-cell table:style-name="ce26" office:value-type="string" calcext:value-type="string">
            <text:p>uniform</text:p>
          </table:table-cell>
          <table:table-cell table:style-name="ce27" office:value-type="string" calcext:value-type="string">
            <text:p>tournament</text:p>
          </table:table-cell>
          <table:table-cell table:style-name="ce34" office:value-type="string" calcext:value-type="string">
            <text:p>41, 74</text:p>
          </table:table-cell>
          <table:table-cell table:style-name="ce23" office:value-type="string" calcext:value-type="string">
            <text:p>first fit ascending</text:p>
          </table:table-cell>
          <table:table-cell office:value-type="percentage" office:value="0.73" calcext:value-type="percentage">
            <text:p>73.00%</text:p>
          </table:table-cell>
          <table:table-cell office:value-type="time" office:time-value="PT00H05M29S" calcext:value-type="time">
            <text:p>05:29.00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office:value-type="string" calcext:value-type="string">
            <text:p>**saturate_7</text:p>
          </table:table-cell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7" office:value-type="string" calcext:value-type="string">
            <text:p>0.25, 0.05</text:p>
          </table:table-cell>
          <table:table-cell table:style-name="ce26" office:value-type="string" calcext:value-type="string">
            <text:p>uniform</text:p>
          </table:table-cell>
          <table:table-cell table:style-name="ce27" office:value-type="string" calcext:value-type="string">
            <text:p>tournament</text:p>
          </table:table-cell>
          <table:table-cell table:style-name="ce34" office:value-type="string" calcext:value-type="string">
            <text:p>41, 74</text:p>
          </table:table-cell>
          <table:table-cell table:style-name="ce23" office:value-type="string" calcext:value-type="string">
            <text:p>first fit ascending</text:p>
          </table:table-cell>
          <table:table-cell office:value-type="percentage" office:value="0.71" calcext:value-type="percentage">
            <text:p>71.00%</text:p>
          </table:table-cell>
          <table:table-cell office:value-type="time" office:time-value="PT00H07M07S" calcext:value-type="time">
            <text:p>07:07.00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35" office:value-type="string" calcext:value-type="string">
            <text:p>37, 71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.7" calcext:value-type="percentage">
            <text:p>70.00%</text:p>
          </table:table-cell>
          <table:table-cell office:value-type="time" office:time-value="PT00H06M41S" calcext:value-type="time">
            <text:p>06:41.00</text:p>
          </table:table-cell>
          <table:table-cell table:style-name="ce63" office:value-type="percentage" office:value="0.54" calcext:value-type="percentage">
            <text:p>54.00%</text:p>
          </table:table-cell>
          <table:table-cell office:value-type="time" office:time-value="PT00H10M30S" calcext:value-type="time">
            <text:p>10:30.00</text:p>
          </table:table-cell>
          <table:table-cell table:number-columns-repeated="4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.68" calcext:value-type="percentage">
            <text:p>68.00%</text:p>
          </table:table-cell>
          <table:table-cell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7" office:value-type="string" calcext:value-type="string">
            <text:p>0.25, 0.05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.67" calcext:value-type="percentage">
            <text:p>67.00%</text:p>
          </table:table-cell>
          <table:table-cell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6" office:value-type="string" calcext:value-type="string">
            <text:p>uniform</text:p>
          </table:table-cell>
          <table:table-cell table:style-name="ce27" office:value-type="string" calcext:value-type="string">
            <text:p>tournament</text:p>
          </table:table-cell>
          <table:table-cell table:style-name="ce35" office:value-type="string" calcext:value-type="string">
            <text:p>37, 71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.65" calcext:value-type="percentage">
            <text:p>65.00%</text:p>
          </table:table-cell>
          <table:table-cell office:value-type="string" calcext:value-type="string">
            <text:p>-</text:p>
          </table:table-cell>
          <table:table-cell table:style-name="ce63" office:value-type="percentage" office:value="0.47" calcext:value-type="percentage">
            <text:p>47.00%</text:p>
          </table:table-cell>
          <table:table-cell office:value-type="time" office:time-value="PT00H10M28S" calcext:value-type="time">
            <text:p>10:28.00</text:p>
          </table:table-cell>
          <table:table-cell table:number-columns-repeated="4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7" office:value-type="string" calcext:value-type="string">
            <text:p>0.25, 0.05</text:p>
          </table:table-cell>
          <table:table-cell table:style-name="ce26" office:value-type="string" calcext:value-type="string">
            <text:p>uniform</text:p>
          </table:table-cell>
          <table:table-cell table:style-name="ce27" office:value-type="string" calcext:value-type="string">
            <text:p>tournament</text:p>
          </table:table-cell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.64" calcext:value-type="percentage">
            <text:p>64.00%</text:p>
          </table:table-cell>
          <table:table-cell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9" office:value-type="string" calcext:value-type="string">
            <text:p>two_points</text:p>
          </table:table-cell>
          <table:table-cell table:style-name="ce27" office:value-type="string" calcext:value-type="string">
            <text:p>tournament</text:p>
          </table:table-cell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.5799" calcext:value-type="percentage">
            <text:p>57.99%</text:p>
          </table:table-cell>
          <table:table-cell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6" office:value-type="string" calcext:value-type="string">
            <text:p>uniform</text:p>
          </table:table-cell>
          <table:table-cell table:style-name="ce23" office:value-type="string" calcext:value-type="string">
            <text:p>steady selection</text:p>
          </table:table-cell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.52" calcext:value-type="percentage">
            <text:p>52.00%</text:p>
          </table:table-cell>
          <table:table-cell office:value-type="string" calcext:value-type="string">
            <text:p>-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7" office:value-type="string" calcext:value-type="string">
            <text:p>0.25, 0.05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57" office:value-type="string" calcext:value-type="string">
            <text:p>39, 101</text:p>
          </table:table-cell>
          <table:table-cell table:style-name="ce24" office:value-type="string" calcext:value-type="string">
            <text:p>legacy</text:p>
          </table:table-cell>
          <table:table-cell office:value-type="percentage" office:value="0.37" calcext:value-type="percentage">
            <text:p>37.00%</text:p>
          </table:table-cell>
          <table:table-cell office:value-type="time" office:time-value="PT00H07M19S" calcext:value-type="time">
            <text:p>07:19.00</text:p>
          </table:table-cell>
          <table:table-cell table:style-name="ce63" office:value-type="percentage" office:value="0.49" calcext:value-type="percentage">
            <text:p>49.00%</text:p>
          </table:table-cell>
          <table:table-cell office:value-type="time" office:time-value="PT00H16M15S" calcext:value-type="time">
            <text:p>16:15.00</text:p>
          </table:table-cell>
          <table:table-cell table:number-columns-repeated="4" office:value-type="string" calcext:value-type="string">
            <text:p>-</text:p>
          </table:table-cell>
          <table:table-cell table:style-name="ce98"/>
        </table:table-row>
        <table:table-row table:style-name="ro1">
          <table:table-cell table:style-name="ce20" office:value-type="string" calcext:value-type="string">
            <text:p>None</text:p>
          </table:table-cell>
          <table:table-cell table:style-name="ce24" office:value-type="string" calcext:value-type="string">
            <text:p>random</text:p>
          </table:table-cell>
          <table:table-cell table:style-name="ce28" office:value-type="percentage" office:value="0.1" calcext:value-type="percentage">
            <text:p>10.00%</text:p>
          </table:table-cell>
          <table:table-cell table:style-name="ce26" office:value-type="string" calcext:value-type="string">
            <text:p>uniform</text:p>
          </table:table-cell>
          <table:table-cell table:style-name="ce27" office:value-type="string" calcext:value-type="string">
            <text:p>tournament</text:p>
          </table:table-cell>
          <table:table-cell table:style-name="ce57" office:value-type="string" calcext:value-type="string">
            <text:p>39, 101</text:p>
          </table:table-cell>
          <table:table-cell table:style-name="ce24" office:value-type="string" calcext:value-type="string">
            <text:p>legacy</text:p>
          </table:table-cell>
          <table:table-cell office:value-type="percentage" office:value="0.35" calcext:value-type="percentage">
            <text:p>35.00%</text:p>
          </table:table-cell>
          <table:table-cell office:value-type="time" office:time-value="PT00H04M35S" calcext:value-type="time">
            <text:p>04:35.00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19" office:value-type="float" office:value="0.65" calcext:value-type="float">
            <text:p>0.65</text:p>
          </table:table-cell>
          <table:table-cell office:value-type="string" calcext:value-type="string">
            <text:p>adaptive</text:p>
          </table:table-cell>
          <table:table-cell table:style-name="ce26" office:value-type="string" calcext:value-type="string">
            <text:p>25%, 5%</text:p>
          </table:table-cell>
          <table:table-cell table:style-name="ce29" office:value-type="string" calcext:value-type="string">
            <text:p>two_points</text:p>
          </table:table-cell>
          <table:table-cell table:style-name="ce23" office:value-type="string" calcext:value-type="string">
            <text:p>steady selection</text:p>
          </table:table-cell>
          <table:table-cell table:style-name="ce57" office:value-type="string" calcext:value-type="string">
            <text:p>39, 101</text:p>
          </table:table-cell>
          <table:table-cell table:style-name="ce24" office:value-type="string" calcext:value-type="string">
            <text:p>legacy</text:p>
          </table:table-cell>
          <table:table-cell office:value-type="percentage" office:value="0.31" calcext:value-type="percentage">
            <text:p>31.00%</text:p>
          </table:table-cell>
          <table:table-cell office:value-type="time" office:time-value="PT00H07M23S" calcext:value-type="time">
            <text:p>07:23.00</text:p>
          </table:table-cell>
          <table:table-cell table:style-name="ce68" office:value-type="string" calcext:value-type="string">
            <text:p>-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6" office:value-type="string" calcext:value-type="string">
            <text:p>uniform</text:p>
          </table:table-cell>
          <table:table-cell table:style-name="ce53" office:value-type="string" calcext:value-type="string">
            <text:p>rank</text:p>
          </table:table-cell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-</text:p>
          </table:table-cell>
          <table:table-cell table:style-name="ce63" office:value-type="percentage" office:value="0" calcext:value-type="percentage">
            <text:p>0.00%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6" office:value-type="string" calcext:value-type="string">
            <text:p>uniform</text:p>
          </table:table-cell>
          <table:table-cell table:style-name="ce54" office:value-type="string" calcext:value-type="string">
            <text:p>stochastic</text:p>
          </table:table-cell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-</text:p>
          </table:table-cell>
          <table:table-cell table:style-name="ce63" office:value-type="percentage" office:value="0" calcext:value-type="percentage">
            <text:p>0.00%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20" office:value-type="string" calcext:value-type="string">
            <text:p>None</text:p>
          </table:table-cell>
          <table:table-cell office:value-type="string" calcext:value-type="string">
            <text:p>adaptive</text:p>
          </table:table-cell>
          <table:table-cell table:style-name="ce23" office:value-type="string" calcext:value-type="string">
            <text:p>0.25, 0.1</text:p>
          </table:table-cell>
          <table:table-cell table:style-name="ce29" office:value-type="string" calcext:value-type="string">
            <text:p>two_points</text:p>
          </table:table-cell>
          <table:table-cell table:style-name="ce53" office:value-type="string" calcext:value-type="string">
            <text:p>roulette wheel</text:p>
          </table:table-cell>
          <table:table-cell table:style-name="ce20" office:value-type="float" office:value="36" calcext:value-type="float">
            <text:p>36</text:p>
          </table:table-cell>
          <table:table-cell table:style-name="ce38" office:value-type="string" calcext:value-type="string">
            <text:p>first fit</text:p>
          </table:table-cell>
          <table:table-cell office:value-type="percentage" office:value="0" calcext:value-type="percentage">
            <text:p>0.00%</text:p>
          </table:table-cell>
          <table:table-cell office:value-type="string" calcext:value-type="string">
            <text:p>-</text:p>
          </table:table-cell>
          <table:table-cell table:style-name="ce63" office:value-type="percentage" office:value="0" calcext:value-type="percentage">
            <text:p>0.00%</text:p>
          </table:table-cell>
          <table:table-cell table:number-columns-repeated="5" office:value-type="string" calcext:value-type="string">
            <text:p>-</text:p>
          </table:table-cell>
          <table:table-cell/>
        </table:table-row>
        <table:table-row table:style-name="ro1">
          <table:table-cell table:style-name="ce5" office:value-type="float" office:value="0.65" calcext:value-type="float">
            <text:p>0.65</text:p>
          </table:table-cell>
          <table:table-cell table:style-name="ce15" office:value-type="string" calcext:value-type="string">
            <text:p>adaptive</text:p>
          </table:table-cell>
          <table:table-cell table:style-name="ce47" office:value-type="string" calcext:value-type="string">
            <text:p>25%, 5%</text:p>
          </table:table-cell>
          <table:table-cell table:style-name="ce47" office:value-type="string" calcext:value-type="string">
            <text:p>uniform</text:p>
          </table:table-cell>
          <table:table-cell table:style-name="ce15" office:value-type="string" calcext:value-type="string">
            <text:p>steady selection</text:p>
          </table:table-cell>
          <table:table-cell table:style-name="ce58" office:value-type="string" calcext:value-type="string">
            <text:p>-</text:p>
          </table:table-cell>
          <table:table-cell table:style-name="ce47" office:value-type="string" calcext:value-type="string">
            <text:p>first firt decreasing</text:p>
          </table:table-cell>
          <table:table-cell table:style-name="ce64" office:value-type="string" calcext:value-type="string">
            <text:p>-</text:p>
          </table:table-cell>
          <table:table-cell table:style-name="ce69" office:value-type="string" calcext:value-type="string">
            <text:p>-</text:p>
          </table:table-cell>
          <table:table-cell table:style-name="ce64" office:value-type="percentage" office:value="0.1" calcext:value-type="percentage">
            <text:p>10.00%</text:p>
          </table:table-cell>
          <table:table-cell table:style-name="ce69" office:value-type="time" office:time-value="PT00H07M39S" calcext:value-type="time">
            <text:p>07:39.00</text:p>
          </table:table-cell>
          <table:table-cell table:number-columns-repeated="4" table:style-name="ce73" office:value-type="string" calcext:value-type="string">
            <text:p>-</text:p>
          </table:table-cell>
          <table:table-cell office:value-type="string" calcext:value-type="string">
            <text:p>**saturate_7</text:p>
          </table:table-cell>
        </table:table-row>
        <table:table-row table:style-name="ro1">
          <table:table-cell office:value-type="string" calcext:value-type="string">
            <text:p>**saturate_7, fix seed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 table:number-columns-repeated="5"/>
          <table:table-cell/>
        </table:table-row>
        <table:table-row table:style-name="ro1" table:number-rows-repeated="8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5" table:number-columns-repeated="4"/>
          <table:table-cell/>
        </table:table-row>
        <table:table-row table:style-name="ro1" table:number-rows-repeated="2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6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5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6" office:value-type="string" calcext:value-type="string">
            <text:p>*</text:p>
          </table:table-cell>
          <table:table-cell table:style-name="ce96" table:number-columns-repeated="3"/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5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6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5" table:number-columns-repeated="4"/>
          <table:table-cell/>
        </table:table-row>
        <table:table-row table:style-name="ro1">
          <table:table-cell/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Default"/>
          <table:table-cell table:style-name="ce96" office:value-type="string" calcext:value-type="string">
            <text:p>*</text:p>
          </table:table-cell>
          <table:table-cell table:style-name="ce96" table:number-columns-repeated="3"/>
          <table:table-cell/>
        </table:table-row>
      </table:table>
      <table:table table:name="Sheet2" table:style-name="ta1">
        <table:table-column table:style-name="co16" table:default-cell-style-name="ce66"/>
        <table:table-column table:style-name="co16" table:default-cell-style-name="ce70"/>
        <table:table-column table:style-name="co17" table:default-cell-style-name="ce76"/>
        <table:table-column table:style-name="co16" table:default-cell-style-name="ce76"/>
        <table:table-column table:style-name="co18" table:default-cell-style-name="ce74"/>
        <table:table-column table:style-name="co19" table:default-cell-style-name="ce82"/>
        <table:table-column table:style-name="co20" table:default-cell-style-name="ce84"/>
        <table:table-column table:style-name="co19" table:default-cell-style-name="ce90"/>
        <table:table-column table:style-name="co21" table:default-cell-style-name="ce91"/>
        <table:table-column table:style-name="co16" table:default-cell-style-name="ce92"/>
        <table:table-column table:style-name="co16" table:default-cell-style-name="ce93"/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85" office:value-type="percentage" office:value="0.78" calcext:value-type="percentage">
            <text:p>78.00%</text:p>
          </table:table-cell>
          <table:table-cell office:value-type="time" office:time-value="PT00H05M21S" calcext:value-type="time">
            <text:p>05:21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09M43S" calcext:value-type="time">
            <text:p>09:43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84" calcext:value-type="percentage">
            <text:p>84.00%</text:p>
          </table:table-cell>
          <table:table-cell office:value-type="time" office:time-value="PT00H05M44S" calcext:value-type="time">
            <text:p>05:44.00</text:p>
          </table:table-cell>
          <table:table-cell office:value-type="percentage" office:value="0.66" calcext:value-type="percentage">
            <text:p>66.00%</text:p>
          </table:table-cell>
          <table:table-cell office:value-type="time" office:time-value="PT00H10M09S" calcext:value-type="time">
            <text:p>10:09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5M01S" calcext:value-type="time">
            <text:p>05:01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5M45S" calcext:value-type="time">
            <text:p>05:45.00</text:p>
          </table:table-cell>
          <table:table-cell office:value-type="percentage" office:value="0.7" calcext:value-type="percentage">
            <text:p>70.00%</text:p>
          </table:table-cell>
          <table:table-cell office:value-type="time" office:time-value="PT00H10M52S" calcext:value-type="time">
            <text:p>10:52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85" office:value-type="percentage" office:value="0.65" calcext:value-type="percentage">
            <text:p>65.00%</text:p>
          </table:table-cell>
          <table:table-cell office:value-type="time" office:time-value="PT00H04M44S" calcext:value-type="time">
            <text:p>04:44.00</text:p>
          </table:table-cell>
          <table:table-cell office:value-type="percentage" office:value="0.62" calcext:value-type="percentage">
            <text:p>62.00%</text:p>
          </table:table-cell>
          <table:table-cell office:value-type="time" office:time-value="PT00H10M01S" calcext:value-type="time">
            <text:p>10:01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05M28S" calcext:value-type="time">
            <text:p>05:28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10M28S" calcext:value-type="time">
            <text:p>10:28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04M41S" calcext:value-type="time">
            <text:p>04:41.00</text:p>
          </table:table-cell>
          <table:table-cell office:value-type="percentage" office:value="0.65" calcext:value-type="percentage">
            <text:p>65.00%</text:p>
          </table:table-cell>
          <table:table-cell office:value-type="time" office:time-value="PT00H09M39S" calcext:value-type="time">
            <text:p>09:39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75" calcext:value-type="percentage">
            <text:p>75.00%</text:p>
          </table:table-cell>
          <table:table-cell office:value-type="time" office:time-value="PT00H05M00S" calcext:value-type="time">
            <text:p>05:00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10M03S" calcext:value-type="time">
            <text:p>10:03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4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85" calcext:value-type="percentage">
            <text:p>85.00%</text:p>
          </table:table-cell>
          <table:table-cell office:value-type="time" office:time-value="PT00H04M54S" calcext:value-type="time">
            <text:p>04:54.00</text:p>
          </table:table-cell>
          <table:table-cell office:value-type="percentage" office:value="0.48" calcext:value-type="percentage">
            <text:p>48.00%</text:p>
          </table:table-cell>
          <table:table-cell office:value-type="time" office:time-value="PT00H08M45S" calcext:value-type="time">
            <text:p>08:45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4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84" calcext:value-type="percentage">
            <text:p>84.00%</text:p>
          </table:table-cell>
          <table:table-cell office:value-type="time" office:time-value="PT00H05M20S" calcext:value-type="time">
            <text:p>05:20.00</text:p>
          </table:table-cell>
          <table:table-cell office:value-type="percentage" office:value="0.66" calcext:value-type="percentage">
            <text:p>66.00%</text:p>
          </table:table-cell>
          <table:table-cell office:value-type="time" office:time-value="PT00H09M14S" calcext:value-type="time">
            <text:p>09:14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4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6M11S" calcext:value-type="time">
            <text:p>06:11.00</text:p>
          </table:table-cell>
          <table:table-cell office:value-type="percentage" office:value="0.46" calcext:value-type="percentage">
            <text:p>46.00%</text:p>
          </table:table-cell>
          <table:table-cell office:value-type="time" office:time-value="PT00H08M45S" calcext:value-type="time">
            <text:p>08:45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4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5M28S" calcext:value-type="time">
            <text:p>05:28.00</text:p>
          </table:table-cell>
          <table:table-cell office:value-type="percentage" office:value="0.74" calcext:value-type="percentage">
            <text:p>74.00%</text:p>
          </table:table-cell>
          <table:table-cell office:value-type="time" office:time-value="PT00H09M41S" calcext:value-type="time">
            <text:p>09:41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4"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4M45S" calcext:value-type="time">
            <text:p>04:45.00</text:p>
          </table:table-cell>
          <table:table-cell office:value-type="percentage" office:value="0.47" calcext:value-type="percentage">
            <text:p>47.00%</text:p>
          </table:table-cell>
          <table:table-cell office:value-type="time" office:time-value="PT00H08M21S" calcext:value-type="time">
            <text:p>08:21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4"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4M57S" calcext:value-type="time">
            <text:p>04:57.00</text:p>
          </table:table-cell>
          <table:table-cell office:value-type="percentage" office:value="0.59" calcext:value-type="percentage">
            <text:p>59.00%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4"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5M22S" calcext:value-type="time">
            <text:p>05:22.00</text:p>
          </table:table-cell>
          <table:table-cell office:value-type="percentage" office:value="0.63" calcext:value-type="percentage">
            <text:p>63.00%</text:p>
          </table:table-cell>
          <table:table-cell office:value-type="time" office:time-value="PT00H09M03S" calcext:value-type="time">
            <text:p>09:03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4"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78" calcext:value-type="percentage">
            <text:p>78.00%</text:p>
          </table:table-cell>
          <table:table-cell office:value-type="time" office:time-value="PT00H05M05S" calcext:value-type="time">
            <text:p>05:05.00</text:p>
          </table:table-cell>
          <table:table-cell office:value-type="percentage" office:value="0.63" calcext:value-type="percentage">
            <text:p>63.00%</text:p>
          </table:table-cell>
          <table:table-cell office:value-type="time" office:time-value="PT00H09M21S" calcext:value-type="time">
            <text:p>09:21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74" calcext:value-type="percentage">
            <text:p>74.00%</text:p>
          </table:table-cell>
          <table:table-cell office:value-type="time" office:time-value="PT00H04M32S" calcext:value-type="time">
            <text:p>04:32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09M56S" calcext:value-type="time">
            <text:p>09:56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table:style-name="ce85" office:value-type="percentage" office:value="0.83" calcext:value-type="percentage">
            <text:p>83.00%</text:p>
          </table:table-cell>
          <table:table-cell office:value-type="time" office:time-value="PT00H05M01S" calcext:value-type="time">
            <text:p>05:01.00</text:p>
          </table:table-cell>
          <table:table-cell office:value-type="percentage" office:value="0.69" calcext:value-type="percentage">
            <text:p>69.00%</text:p>
          </table:table-cell>
          <table:table-cell office:value-type="time" office:time-value="PT00H10M15S" calcext:value-type="time">
            <text:p>10:15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71" calcext:value-type="percentage">
            <text:p>71.00%</text:p>
          </table:table-cell>
          <table:table-cell office:value-type="time" office:time-value="PT00H04M25S" calcext:value-type="time">
            <text:p>04:25.00</text:p>
          </table:table-cell>
          <table:table-cell office:value-type="percentage" office:value="0.68" calcext:value-type="percentage">
            <text:p>68.00%</text:p>
          </table:table-cell>
          <table:table-cell office:value-type="time" office:time-value="PT00H09M17S" calcext:value-type="time">
            <text:p>09:17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table:style-name="ce85" office:value-type="percentage" office:value="0.82" calcext:value-type="percentage">
            <text:p>82.00%</text:p>
          </table:table-cell>
          <table:table-cell office:value-type="time" office:time-value="PT00H04M51S" calcext:value-type="time">
            <text:p>04:51.00</text:p>
          </table:table-cell>
          <table:table-cell office:value-type="percentage" office:value="0.6" calcext:value-type="percentage">
            <text:p>60.00%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62" calcext:value-type="percentage">
            <text:p>62.00%</text:p>
          </table:table-cell>
          <table:table-cell office:value-type="time" office:time-value="PT00H04M41S" calcext:value-type="time">
            <text:p>04:41.00</text:p>
          </table:table-cell>
          <table:table-cell office:value-type="percentage" office:value="0.67" calcext:value-type="percentage">
            <text:p>67.00%</text:p>
          </table:table-cell>
          <table:table-cell office:value-type="time" office:time-value="PT00H09M56S" calcext:value-type="time">
            <text:p>09:56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table:style-name="ce85" office:value-type="percentage" office:value="0.65" calcext:value-type="percentage">
            <text:p>65.00%</text:p>
          </table:table-cell>
          <table:table-cell office:value-type="time" office:time-value="PT00H05M04S" calcext:value-type="time">
            <text:p>05:04.00</text:p>
          </table:table-cell>
          <table:table-cell office:value-type="percentage" office:value="0.55" calcext:value-type="percentage">
            <text:p>55.00%</text:p>
          </table:table-cell>
          <table:table-cell office:value-type="time" office:time-value="PT00H10M29S" calcext:value-type="time">
            <text:p>10:29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4M31S" calcext:value-type="time">
            <text:p>04:31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09M14S" calcext:value-type="time">
            <text:p>09:14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table:style-name="ce85" office:value-type="percentage" office:value="0.78" calcext:value-type="percentage">
            <text:p>78.00%</text:p>
          </table:table-cell>
          <table:table-cell office:value-type="time" office:time-value="PT00H05M09S" calcext:value-type="time">
            <text:p>05:09.00</text:p>
          </table:table-cell>
          <table:table-cell office:value-type="percentage" office:value="0.7" calcext:value-type="percentage">
            <text:p>70.00%</text:p>
          </table:table-cell>
          <table:table-cell office:value-type="time" office:time-value="PT00H10M43S" calcext:value-type="time">
            <text:p>10:43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4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85" office:value-type="percentage" office:value="0.79" calcext:value-type="percentage">
            <text:p>79.00%</text:p>
          </table:table-cell>
          <table:table-cell office:value-type="time" office:time-value="PT00H04M11S" calcext:value-type="time">
            <text:p>04:11.00</text:p>
          </table:table-cell>
          <table:table-cell office:value-type="percentage" office:value="0.5" calcext:value-type="percentage">
            <text:p>50.00%</text:p>
          </table:table-cell>
          <table:table-cell office:value-type="time" office:time-value="PT00H08M25S" calcext:value-type="time">
            <text:p>08:25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4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table:style-name="ce85" office:value-type="percentage" office:value="0.82" calcext:value-type="percentage">
            <text:p>82.00%</text:p>
          </table:table-cell>
          <table:table-cell office:value-type="time" office:time-value="PT00H04M50S" calcext:value-type="time">
            <text:p>04:50.00</text:p>
          </table:table-cell>
          <table:table-cell office:value-type="percentage" office:value="0.71" calcext:value-type="percentage">
            <text:p>71.00%</text:p>
          </table:table-cell>
          <table:table-cell office:value-type="time" office:time-value="PT00H08M55S" calcext:value-type="time">
            <text:p>08:55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4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85" office:value-type="percentage" office:value="0.83" calcext:value-type="percentage">
            <text:p>83.00%</text:p>
          </table:table-cell>
          <table:table-cell office:value-type="time" office:time-value="PT00H04M06S" calcext:value-type="time">
            <text:p>04:06.00</text:p>
          </table:table-cell>
          <table:table-cell office:value-type="percentage" office:value="0.48" calcext:value-type="percentage">
            <text:p>48.00%</text:p>
          </table:table-cell>
          <table:table-cell office:value-type="time" office:time-value="PT00H08M05S" calcext:value-type="time">
            <text:p>08:05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4"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87" calcext:value-type="percentage">
            <text:p>87.00%</text:p>
          </table:table-cell>
          <table:table-cell office:value-type="time" office:time-value="PT00H04M27S" calcext:value-type="time">
            <text:p>04:27.00</text:p>
          </table:table-cell>
          <table:table-cell office:value-type="percentage" office:value="0.67" calcext:value-type="percentage">
            <text:p>67.00%</text:p>
          </table:table-cell>
          <table:table-cell office:value-type="time" office:time-value="PT00H08M38S" calcext:value-type="time">
            <text:p>08:38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4"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85" office:value-type="percentage" office:value="0.8" calcext:value-type="percentage">
            <text:p>80.00%</text:p>
          </table:table-cell>
          <table:table-cell office:value-type="time" office:time-value="PT00H04M15S" calcext:value-type="time">
            <text:p>04:15.00</text:p>
          </table:table-cell>
          <table:table-cell office:value-type="percentage" office:value="0.55" calcext:value-type="percentage">
            <text:p>55.00%</text:p>
          </table:table-cell>
          <table:table-cell office:value-type="time" office:time-value="PT00H08M15S" calcext:value-type="time">
            <text:p>08:15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4"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25%, 5%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table:style-name="ce85" office:value-type="percentage" office:value="0.74" calcext:value-type="percentage">
            <text:p>74.00%</text:p>
          </table:table-cell>
          <table:table-cell office:value-type="time" office:time-value="PT00H04M42S" calcext:value-type="time">
            <text:p>04:42.00</text:p>
          </table:table-cell>
          <table:table-cell office:value-type="percentage" office:value="0.58" calcext:value-type="percentage">
            <text:p>58.00%</text:p>
          </table:table-cell>
          <table:table-cell office:value-type="time" office:time-value="PT00H09M12S" calcext:value-type="time">
            <text:p>09:12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4"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office:value-type="string" calcext:value-type="string">
            <text:p>37, 71</text:p>
          </table:table-cell>
          <table:table-cell office:value-type="string" calcext:value-type="string">
            <text:p>first fit</text:p>
          </table:table-cell>
          <table:table-cell table:style-name="ce85" office:value-type="percentage" office:value="0.77" calcext:value-type="percentage">
            <text:p>77.00%</text:p>
          </table:table-cell>
          <table:table-cell office:value-type="time" office:time-value="PT00H04M15S" calcext:value-type="time">
            <text:p>04:15.00</text:p>
          </table:table-cell>
          <table:table-cell office:value-type="percentage" office:value="0.47" calcext:value-type="percentage">
            <text:p>47.00%</text:p>
          </table:table-cell>
          <table:table-cell office:value-type="time" office:time-value="PT00H11M57S" calcext:value-type="time">
            <text:p>11:57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4"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81" office:value-type="string" calcext:value-type="string">
            <text:p>0.25, 0.05</text:p>
          </table:table-cell>
          <table:table-cell table:style-name="ce83" office:value-type="string" calcext:value-type="string">
            <text:p>41, 74</text:p>
          </table:table-cell>
          <table:table-cell table:style-name="ce76" office:value-type="string" calcext:value-type="string">
            <text:p>first fit ascending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4M44S" calcext:value-type="time">
            <text:p>04:44.00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10M35S" calcext:value-type="time">
            <text:p>10:35.00</text:p>
          </table:table-cell>
        </table:table-row>
        <calcext:conditional-formats>
          <calcext:conditional-format calcext:target-range-address="Sheet2.H1:Sheet2.H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1:Sheet2.I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:Sheet2.J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1:Sheet2.K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table table:name="Sheet2_2" table:style-name="ta1">
        <table:table-column table:style-name="co16" table:default-cell-style-name="ce66"/>
        <table:table-column table:style-name="co16" table:default-cell-style-name="ce74"/>
        <table:table-column table:style-name="co17" table:default-cell-style-name="ce76"/>
        <table:table-column table:style-name="co16" table:default-cell-style-name="ce76"/>
        <table:table-column table:style-name="co18" table:default-cell-style-name="ce81"/>
        <table:table-column table:style-name="co19" table:default-cell-style-name="ce83"/>
        <table:table-column table:style-name="co20" table:default-cell-style-name="ce76"/>
        <table:table-column table:style-name="co19" table:default-cell-style-name="ce80"/>
        <table:table-column table:style-name="co21" table:default-cell-style-name="ce87"/>
        <table:table-column table:style-name="co16" table:default-cell-style-name="ce88"/>
        <table:table-column table:style-name="co16" table:default-cell-style-name="ce89"/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5M28S" calcext:value-type="time">
            <text:p>05:28.00</text:p>
          </table:table-cell>
          <table:table-cell office:value-type="percentage" office:value="0.74" calcext:value-type="percentage">
            <text:p>74.00%</text:p>
          </table:table-cell>
          <table:table-cell office:value-type="time" office:time-value="PT00H09M41S" calcext:value-type="time">
            <text:p>09:41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86" office:value-type="percentage" office:value="0.82" calcext:value-type="percentage">
            <text:p>82.00%</text:p>
          </table:table-cell>
          <table:table-cell office:value-type="time" office:time-value="PT00H04M50S" calcext:value-type="time">
            <text:p>04:50.00</text:p>
          </table:table-cell>
          <table:table-cell office:value-type="percentage" office:value="0.71" calcext:value-type="percentage">
            <text:p>71.00%</text:p>
          </table:table-cell>
          <table:table-cell office:value-type="time" office:time-value="PT00H08M55S" calcext:value-type="time">
            <text:p>08:55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0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5M45S" calcext:value-type="time">
            <text:p>05:45.00</text:p>
          </table:table-cell>
          <table:table-cell office:value-type="percentage" office:value="0.7" calcext:value-type="percentage">
            <text:p>70.00%</text:p>
          </table:table-cell>
          <table:table-cell office:value-type="time" office:time-value="PT00H10M52S" calcext:value-type="time">
            <text:p>10:52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0"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86" office:value-type="percentage" office:value="0.78" calcext:value-type="percentage">
            <text:p>78.00%</text:p>
          </table:table-cell>
          <table:table-cell office:value-type="time" office:time-value="PT00H05M09S" calcext:value-type="time">
            <text:p>05:09.00</text:p>
          </table:table-cell>
          <table:table-cell office:value-type="percentage" office:value="0.7" calcext:value-type="percentage">
            <text:p>70.00%</text:p>
          </table:table-cell>
          <table:table-cell office:value-type="time" office:time-value="PT00H10M43S" calcext:value-type="time">
            <text:p>10:43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0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86" office:value-type="percentage" office:value="0.83" calcext:value-type="percentage">
            <text:p>83.00%</text:p>
          </table:table-cell>
          <table:table-cell office:value-type="time" office:time-value="PT00H05M01S" calcext:value-type="time">
            <text:p>05:01.00</text:p>
          </table:table-cell>
          <table:table-cell office:value-type="percentage" office:value="0.69" calcext:value-type="percentage">
            <text:p>69.00%</text:p>
          </table:table-cell>
          <table:table-cell office:value-type="time" office:time-value="PT00H10M15S" calcext:value-type="time">
            <text:p>10:15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0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71" calcext:value-type="percentage">
            <text:p>71.00%</text:p>
          </table:table-cell>
          <table:table-cell office:value-type="time" office:time-value="PT00H04M25S" calcext:value-type="time">
            <text:p>04:25.00</text:p>
          </table:table-cell>
          <table:table-cell office:value-type="percentage" office:value="0.68" calcext:value-type="percentage">
            <text:p>68.00%</text:p>
          </table:table-cell>
          <table:table-cell office:value-type="time" office:time-value="PT00H09M17S" calcext:value-type="time">
            <text:p>09:17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7" calcext:value-type="percentage">
            <text:p>87.00%</text:p>
          </table:table-cell>
          <table:table-cell office:value-type="time" office:time-value="PT00H04M27S" calcext:value-type="time">
            <text:p>04:27.00</text:p>
          </table:table-cell>
          <table:table-cell office:value-type="percentage" office:value="0.67" calcext:value-type="percentage">
            <text:p>67.00%</text:p>
          </table:table-cell>
          <table:table-cell office:value-type="time" office:time-value="PT00H08M38S" calcext:value-type="time">
            <text:p>08:38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0"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62" calcext:value-type="percentage">
            <text:p>62.00%</text:p>
          </table:table-cell>
          <table:table-cell office:value-type="time" office:time-value="PT00H04M41S" calcext:value-type="time">
            <text:p>04:41.00</text:p>
          </table:table-cell>
          <table:table-cell office:value-type="percentage" office:value="0.67" calcext:value-type="percentage">
            <text:p>67.00%</text:p>
          </table:table-cell>
          <table:table-cell office:value-type="time" office:time-value="PT00H09M56S" calcext:value-type="time">
            <text:p>09:56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4" calcext:value-type="percentage">
            <text:p>84.00%</text:p>
          </table:table-cell>
          <table:table-cell office:value-type="time" office:time-value="PT00H05M20S" calcext:value-type="time">
            <text:p>05:20.00</text:p>
          </table:table-cell>
          <table:table-cell office:value-type="percentage" office:value="0.66" calcext:value-type="percentage">
            <text:p>66.00%</text:p>
          </table:table-cell>
          <table:table-cell office:value-type="time" office:time-value="PT00H09M14S" calcext:value-type="time">
            <text:p>09:14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0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4" calcext:value-type="percentage">
            <text:p>84.00%</text:p>
          </table:table-cell>
          <table:table-cell office:value-type="time" office:time-value="PT00H05M44S" calcext:value-type="time">
            <text:p>05:44.00</text:p>
          </table:table-cell>
          <table:table-cell office:value-type="percentage" office:value="0.66" calcext:value-type="percentage">
            <text:p>66.00%</text:p>
          </table:table-cell>
          <table:table-cell office:value-type="time" office:time-value="PT00H10M09S" calcext:value-type="time">
            <text:p>10:09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0"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04M41S" calcext:value-type="time">
            <text:p>04:41.00</text:p>
          </table:table-cell>
          <table:table-cell office:value-type="percentage" office:value="0.65" calcext:value-type="percentage">
            <text:p>65.00%</text:p>
          </table:table-cell>
          <table:table-cell office:value-type="time" office:time-value="PT00H09M39S" calcext:value-type="time">
            <text:p>09:39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4M44S" calcext:value-type="time">
            <text:p>04:44.00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10M35S" calcext:value-type="time">
            <text:p>10:35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5M22S" calcext:value-type="time">
            <text:p>05:22.00</text:p>
          </table:table-cell>
          <table:table-cell office:value-type="percentage" office:value="0.63" calcext:value-type="percentage">
            <text:p>63.00%</text:p>
          </table:table-cell>
          <table:table-cell office:value-type="time" office:time-value="PT00H09M03S" calcext:value-type="time">
            <text:p>09:03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78" calcext:value-type="percentage">
            <text:p>78.00%</text:p>
          </table:table-cell>
          <table:table-cell office:value-type="time" office:time-value="PT00H05M05S" calcext:value-type="time">
            <text:p>05:05.00</text:p>
          </table:table-cell>
          <table:table-cell office:value-type="percentage" office:value="0.63" calcext:value-type="percentage">
            <text:p>63.00%</text:p>
          </table:table-cell>
          <table:table-cell office:value-type="time" office:time-value="PT00H09M21S" calcext:value-type="time">
            <text:p>09:21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0"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table:style-name="ce86" office:value-type="percentage" office:value="0.65" calcext:value-type="percentage">
            <text:p>65.00%</text:p>
          </table:table-cell>
          <table:table-cell office:value-type="time" office:time-value="PT00H04M44S" calcext:value-type="time">
            <text:p>04:44.00</text:p>
          </table:table-cell>
          <table:table-cell office:value-type="percentage" office:value="0.62" calcext:value-type="percentage">
            <text:p>62.00%</text:p>
          </table:table-cell>
          <table:table-cell office:value-type="time" office:time-value="PT00H10M01S" calcext:value-type="time">
            <text:p>10:01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0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86" office:value-type="percentage" office:value="0.82" calcext:value-type="percentage">
            <text:p>82.00%</text:p>
          </table:table-cell>
          <table:table-cell office:value-type="time" office:time-value="PT00H04M51S" calcext:value-type="time">
            <text:p>04:51.00</text:p>
          </table:table-cell>
          <table:table-cell office:value-type="percentage" office:value="0.6" calcext:value-type="percentage">
            <text:p>60.00%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4M57S" calcext:value-type="time">
            <text:p>04:57.00</text:p>
          </table:table-cell>
          <table:table-cell office:value-type="percentage" office:value="0.59" calcext:value-type="percentage">
            <text:p>59.00%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86" office:value-type="percentage" office:value="0.74" calcext:value-type="percentage">
            <text:p>74.00%</text:p>
          </table:table-cell>
          <table:table-cell office:value-type="time" office:time-value="PT00H04M42S" calcext:value-type="time">
            <text:p>04:42.00</text:p>
          </table:table-cell>
          <table:table-cell office:value-type="percentage" office:value="0.58" calcext:value-type="percentage">
            <text:p>58.00%</text:p>
          </table:table-cell>
          <table:table-cell office:value-type="time" office:time-value="PT00H09M12S" calcext:value-type="time">
            <text:p>09:12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0"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77" calcext:value-type="percentage">
            <text:p>77.00%</text:p>
          </table:table-cell>
          <table:table-cell office:value-type="time" office:time-value="PT00H04M31S" calcext:value-type="time">
            <text:p>04:31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09M14S" calcext:value-type="time">
            <text:p>09:14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0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74" calcext:value-type="percentage">
            <text:p>74.00%</text:p>
          </table:table-cell>
          <table:table-cell office:value-type="time" office:time-value="PT00H04M32S" calcext:value-type="time">
            <text:p>04:32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09M56S" calcext:value-type="time">
            <text:p>09:56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0"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64" calcext:value-type="percentage">
            <text:p>64.00%</text:p>
          </table:table-cell>
          <table:table-cell office:value-type="time" office:time-value="PT00H05M28S" calcext:value-type="time">
            <text:p>05:28.00</text:p>
          </table:table-cell>
          <table:table-cell office:value-type="percentage" office:value="0.56" calcext:value-type="percentage">
            <text:p>56.00%</text:p>
          </table:table-cell>
          <table:table-cell office:value-type="time" office:time-value="PT00H10M28S" calcext:value-type="time">
            <text:p>10:28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table:style-name="ce86" office:value-type="percentage" office:value="0.8" calcext:value-type="percentage">
            <text:p>80.00%</text:p>
          </table:table-cell>
          <table:table-cell office:value-type="time" office:time-value="PT00H04M15S" calcext:value-type="time">
            <text:p>04:15.00</text:p>
          </table:table-cell>
          <table:table-cell office:value-type="percentage" office:value="0.55" calcext:value-type="percentage">
            <text:p>55.00%</text:p>
          </table:table-cell>
          <table:table-cell office:value-type="time" office:time-value="PT00H08M15S" calcext:value-type="time">
            <text:p>08:15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table:style-name="ce70"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table:style-name="ce86" office:value-type="percentage" office:value="0.65" calcext:value-type="percentage">
            <text:p>65.00%</text:p>
          </table:table-cell>
          <table:table-cell office:value-type="time" office:time-value="PT00H05M04S" calcext:value-type="time">
            <text:p>05:04.00</text:p>
          </table:table-cell>
          <table:table-cell office:value-type="percentage" office:value="0.55" calcext:value-type="percentage">
            <text:p>55.00%</text:p>
          </table:table-cell>
          <table:table-cell office:value-type="time" office:time-value="PT00H10M29S" calcext:value-type="time">
            <text:p>10:29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0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5M01S" calcext:value-type="time">
            <text:p>05:01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09M47S" calcext:value-type="time">
            <text:p>09:47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0" office:value-type="string" calcext:value-type="string">
            <text:p>two_points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table:style-name="ce86" office:value-type="percentage" office:value="0.78" calcext:value-type="percentage">
            <text:p>78.00%</text:p>
          </table:table-cell>
          <table:table-cell office:value-type="time" office:time-value="PT00H05M21S" calcext:value-type="time">
            <text:p>05:21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09M43S" calcext:value-type="time">
            <text:p>09:43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table:style-name="ce70" office:value-type="string" calcext:value-type="string">
            <text:p>two_points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office:value-type="string" calcext:value-type="string">
            <text:p>41, 74</text:p>
          </table:table-cell>
          <table:table-cell office:value-type="string" calcext:value-type="string">
            <text:p>first fit ascending</text:p>
          </table:table-cell>
          <table:table-cell office:value-type="percentage" office:value="0.75" calcext:value-type="percentage">
            <text:p>75.00%</text:p>
          </table:table-cell>
          <table:table-cell office:value-type="time" office:time-value="PT00H05M00S" calcext:value-type="time">
            <text:p>05:00.00</text:p>
          </table:table-cell>
          <table:table-cell office:value-type="percentage" office:value="0.51" calcext:value-type="percentage">
            <text:p>51.00%</text:p>
          </table:table-cell>
          <table:table-cell office:value-type="time" office:time-value="PT00H10M03S" calcext:value-type="time">
            <text:p>10:03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table:style-name="ce86" office:value-type="percentage" office:value="0.79" calcext:value-type="percentage">
            <text:p>79.00%</text:p>
          </table:table-cell>
          <table:table-cell office:value-type="time" office:time-value="PT00H04M11S" calcext:value-type="time">
            <text:p>04:11.00</text:p>
          </table:table-cell>
          <table:table-cell office:value-type="percentage" office:value="0.5" calcext:value-type="percentage">
            <text:p>50.00%</text:p>
          </table:table-cell>
          <table:table-cell office:value-type="time" office:time-value="PT00H08M25S" calcext:value-type="time">
            <text:p>08:25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85" calcext:value-type="percentage">
            <text:p>85.00%</text:p>
          </table:table-cell>
          <table:table-cell office:value-type="time" office:time-value="PT00H04M54S" calcext:value-type="time">
            <text:p>04:54.00</text:p>
          </table:table-cell>
          <table:table-cell office:value-type="percentage" office:value="0.48" calcext:value-type="percentage">
            <text:p>48.00%</text:p>
          </table:table-cell>
          <table:table-cell office:value-type="time" office:time-value="PT00H08M45S" calcext:value-type="time">
            <text:p>08:45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table:style-name="ce86" office:value-type="percentage" office:value="0.83" calcext:value-type="percentage">
            <text:p>83.00%</text:p>
          </table:table-cell>
          <table:table-cell office:value-type="time" office:time-value="PT00H04M06S" calcext:value-type="time">
            <text:p>04:06.00</text:p>
          </table:table-cell>
          <table:table-cell office:value-type="percentage" office:value="0.48" calcext:value-type="percentage">
            <text:p>48.00%</text:p>
          </table:table-cell>
          <table:table-cell office:value-type="time" office:time-value="PT00H08M05S" calcext:value-type="time">
            <text:p>08:05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table:style-name="ce74" office:value-type="string" calcext:value-type="string">
            <text:p>25%, 5%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8" calcext:value-type="percentage">
            <text:p>80.00%</text:p>
          </table:table-cell>
          <table:table-cell office:value-type="time" office:time-value="PT00H04M45S" calcext:value-type="time">
            <text:p>04:45.00</text:p>
          </table:table-cell>
          <table:table-cell office:value-type="percentage" office:value="0.47" calcext:value-type="percentage">
            <text:p>47.00%</text:p>
          </table:table-cell>
          <table:table-cell office:value-type="time" office:time-value="PT00H08M21S" calcext:value-type="time">
            <text:p>08:21.00</text:p>
          </table:table-cell>
        </table:table-row>
        <table:table-row table:style-name="ro1">
          <table:table-cell table:style-name="ce67" office:value-type="string" calcext:value-type="string">
            <text:p>None</text:p>
          </table:table-cell>
          <table:table-cell office:value-type="string" calcext:value-type="string">
            <text:p>uniform</text:p>
          </table:table-cell>
          <table:table-cell table:style-name="ce81" office:value-type="string" calcext:value-type="string">
            <text:p>tournament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table:style-name="ce86" office:value-type="percentage" office:value="0.77" calcext:value-type="percentage">
            <text:p>77.00%</text:p>
          </table:table-cell>
          <table:table-cell office:value-type="time" office:time-value="PT00H04M15S" calcext:value-type="time">
            <text:p>04:15.00</text:p>
          </table:table-cell>
          <table:table-cell office:value-type="percentage" office:value="0.47" calcext:value-type="percentage">
            <text:p>47.00%</text:p>
          </table:table-cell>
          <table:table-cell office:value-type="time" office:time-value="PT00H11M57S" calcext:value-type="time">
            <text:p>11:57.00</text:p>
          </table:table-cell>
        </table:table-row>
        <table:table-row table:style-name="ro1">
          <table:table-cell office:value-type="float" office:value="0.65" calcext:value-type="float">
            <text:p>0.65</text:p>
          </table:table-cell>
          <table:table-cell office:value-type="string" calcext:value-type="string">
            <text:p>uniform</text:p>
          </table:table-cell>
          <table:table-cell office:value-type="string" calcext:value-type="string">
            <text:p>steady selection</text:p>
          </table:table-cell>
          <table:table-cell office:value-type="string" calcext:value-type="string">
            <text:p>adaptive</text:p>
          </table:table-cell>
          <table:table-cell office:value-type="string" calcext:value-type="string">
            <text:p>0.25, 0.05</text:p>
          </table:table-cell>
          <table:table-cell table:style-name="ce82" office:value-type="string" calcext:value-type="string">
            <text:p>37, 71</text:p>
          </table:table-cell>
          <table:table-cell table:style-name="ce84" office:value-type="string" calcext:value-type="string">
            <text:p>first fit</text:p>
          </table:table-cell>
          <table:table-cell office:value-type="percentage" office:value="0.81" calcext:value-type="percentage">
            <text:p>81.00%</text:p>
          </table:table-cell>
          <table:table-cell office:value-type="time" office:time-value="PT00H06M11S" calcext:value-type="time">
            <text:p>06:11.00</text:p>
          </table:table-cell>
          <table:table-cell office:value-type="percentage" office:value="0.46" calcext:value-type="percentage">
            <text:p>46.00%</text:p>
          </table:table-cell>
          <table:table-cell office:value-type="time" office:time-value="PT00H08M45S" calcext:value-type="time">
            <text:p>08:45.00</text:p>
          </table:table-cell>
        </table:table-row>
        <calcext:conditional-formats>
          <calcext:conditional-format calcext:target-range-address="Sheet2.H1:Sheet2.H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I1:Sheet2.I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2.J1:Sheet2.J32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2.K1:Sheet2.K32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2:Sheet1.P57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Sheet2.A1:Sheet2.K3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Sheet2_2.A1:Sheet2_2.K32" table:contains-header="false">
          <table:sort>
            <table:sort-by table:field-number="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4">00/00/0000</text:date>, <text:time style:data-style-name="N2" text:time-value="14:09:07.01435223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1T09:05:38.214220895</meta:creation-date>
    <dc:date>2024-10-04T14:14:36.505395519</dc:date>
    <meta:editing-duration>PT6H47M48S</meta:editing-duration>
    <meta:editing-cycles>24</meta:editing-cycles>
    <meta:generator>LibreOffice/24.8.2.1$Linux_X86_64 LibreOffice_project/480$Build-1</meta:generator>
    <meta:document-statistic meta:table-count="3" meta:cell-count="1055" meta:object-count="0"/>
  </office:meta>
</office:document-meta>
</file>